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4" table:default-cell-style-name="ce2"/>
        <table:table-column table:style-name="co1" table:default-cell-style-name="ce1"/>
        <table:table-column table:style-name="co1" table:number-columns-repeated="4" table:default-cell-style-name="ce2"/>
        <table:table-column table:style-name="co1" table:default-cell-style-name="ce1"/>
        <table:table-column table:style-name="co1" table:number-columns-repeated="4" table:default-cell-style-name="ce2"/>
        <table:table-column table:style-name="co1" table:default-cell-style-name="ce1"/>
        <table:table-column table:style-name="co1" table:number-columns-repeated="4" table:default-cell-style-name="ce2"/>
        <table:table-column table:style-name="co1" table:number-columns-repeated="2" table:default-cell-style-name="ce1"/>
        <table:table-row table:style-name="ro1">
          <table:table-cell office:value-type="string" calcext:value-type="string" table:number-columns-spanned="4" table:number-rows-spanned="1">
            <text:p>UAV Estimate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Mocap ground truth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Error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Error in cm</text:p>
          </table:table-cell>
          <table:covered-table-cell table:number-columns-repeated="3"/>
          <table:table-cell/>
          <table:table-cell office:value-type="string" calcext:value-type="string">
            <text:p>Planar error</text:p>
          </table:table-cell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yaw</text:p>
          </table:table-cell>
          <table:table-cell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yaw</text:p>
          </table:table-cell>
          <table:table-cell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yaw</text:p>
          </table:table-cell>
          <table:table-cell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/>
          <table:table-cell table:number-columns-repeated="2"/>
        </table:table-row>
        <table:table-row table:style-name="ro1">
          <table:table-cell table:style-name="Default" office:value-type="float" office:value="0.049474811944654" calcext:value-type="float">
            <text:p>0.049474811944654</text:p>
          </table:table-cell>
          <table:table-cell table:style-name="Default" office:value-type="float" office:value="0.82637282223351" calcext:value-type="float">
            <text:p>0.82637282223351</text:p>
          </table:table-cell>
          <table:table-cell table:style-name="Default" office:value-type="float" office:value="-0.037856094416318" calcext:value-type="float">
            <text:p>-0.037856094416318</text:p>
          </table:table-cell>
          <table:table-cell table:style-name="Default" office:value-type="float" office:value="1.87893064422178" calcext:value-type="float">
            <text:p>1.87893064422178</text:p>
          </table:table-cell>
          <table:table-cell table:style-name="Default"/>
          <table:table-cell table:style-name="Default" office:value-type="float" office:value="-0.003" calcext:value-type="float">
            <text:p>-0.003</text:p>
          </table:table-cell>
          <table:table-cell table:style-name="Default" office:value-type="float" office:value="0.813" calcext:value-type="float">
            <text:p>0.813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table:number-columns-repeated="2"/>
          <table:table-cell table:style-name="Default" table:formula="of:=ABS([.A3]-[.F3])" office:value-type="float" office:value="0.052474811944654" calcext:value-type="float">
            <text:p>0.052474811944654</text:p>
          </table:table-cell>
          <table:table-cell table:style-name="Default" table:formula="of:=ABS([.B3]-[.G3])" office:value-type="float" office:value="0.01337282223351" calcext:value-type="float">
            <text:p>0.01337282223351</text:p>
          </table:table-cell>
          <table:table-cell table:style-name="Default" table:formula="of:=ABS([.C3]-[.H3])" office:value-type="float" office:value="0.047856094416318" calcext:value-type="float">
            <text:p>0.047856094416318</text:p>
          </table:table-cell>
          <table:table-cell table:style-name="Default" table:formula="of:=ABS([.D3]-[.I3])" office:value-type="float" office:value="1.87893064422178" calcext:value-type="float">
            <text:p>1.87893064422178</text:p>
          </table:table-cell>
          <table:table-cell table:style-name="Default"/>
          <table:table-cell table:style-name="Default" table:formula="of:=[.K3]*100" office:value-type="float" office:value="5.2474811944654" calcext:value-type="float">
            <text:p>5.2474811944654</text:p>
          </table:table-cell>
          <table:table-cell table:style-name="Default" table:formula="of:=[.L3]*100" office:value-type="float" office:value="1.337282223351" calcext:value-type="float">
            <text:p>1.337282223351</text:p>
          </table:table-cell>
          <table:table-cell table:style-name="Default" table:formula="of:=[.M3]*100" office:value-type="float" office:value="4.7856094416318" calcext:value-type="float">
            <text:p>4.7856094416318</text:p>
          </table:table-cell>
          <table:table-cell table:style-name="Default" table:number-columns-repeated="2"/>
          <table:table-cell table:style-name="Default" table:formula="of:=SQRT([.P3]*[.P3]+[.Q3]*[.Q3])" office:value-type="float" office:value="5.41519922358897" calcext:value-type="float">
            <text:p>5.415199223588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5">0000-00-00</text:date>, <text:time style:data-style-name="N2" text:time-value="11:07:32.0338891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1-15T11:31:34.130198092</dc:date>
    <meta:editing-duration>P3DT20H17M47S</meta:editing-duration>
    <meta:editing-cycles>11</meta:editing-cycles>
    <meta:generator>LibreOffice/6.4.7.2$Linux_X86_64 LibreOffice_project/40$Build-2</meta:generator>
    <meta:document-statistic meta:table-count="1" meta:cell-count="35" meta:object-count="0"/>
  </office:meta>
</office:document-meta>
</file>